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071c51" officeooo:paragraph-rsid="000bfc75"/>
    </style:style>
    <style:style style:name="P2" style:family="paragraph" style:parent-style-name="Standard">
      <style:text-properties fo:language="en" fo:country="GB" officeooo:rsid="00071c51" officeooo:paragraph-rsid="00071c51"/>
    </style:style>
    <style:style style:name="P3" style:family="paragraph" style:parent-style-name="Standard">
      <style:text-properties fo:language="en" fo:country="GB" officeooo:rsid="00071c51" officeooo:paragraph-rsid="00079136"/>
    </style:style>
    <style:style style:name="P4" style:family="paragraph" style:parent-style-name="Standard">
      <style:text-properties fo:language="en" fo:country="GB" officeooo:rsid="000bfc75" officeooo:paragraph-rsid="000bfc75"/>
    </style:style>
    <style:style style:name="P5" style:family="paragraph" style:parent-style-name="Standard">
      <style:text-properties fo:language="en" fo:country="GB" officeooo:rsid="00079136" officeooo:paragraph-rsid="00079136"/>
    </style:style>
    <style:style style:name="P6" style:family="paragraph" style:parent-style-name="Standard">
      <style:text-properties fo:language="en" fo:country="GB" officeooo:rsid="00079136" officeooo:paragraph-rsid="00071c51"/>
    </style:style>
    <style:style style:name="P7" style:family="paragraph" style:parent-style-name="Standard">
      <style:paragraph-properties fo:margin-left="11.255cm" fo:margin-right="0cm" fo:text-indent="0cm" style:auto-text-indent="false"/>
      <style:text-properties fo:language="en" fo:country="GB" officeooo:rsid="00071c51" officeooo:paragraph-rsid="00071c51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079136" officeooo:paragraph-rsid="00079136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1pt" fo:language="en" fo:country="GB" officeooo:rsid="00079136" officeooo:paragraph-rsid="00079136" style:font-size-asian="11pt" style:font-size-complex="11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language="en" fo:country="GB" officeooo:rsid="00071c51" officeooo:paragraph-rsid="00071c51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071c51" officeooo:paragraph-rsid="000c4c3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language="en" fo:country="GB" officeooo:rsid="00079136" officeooo:paragraph-rsid="00079136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079136" officeooo:paragraph-rsid="00071c51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0f837f" officeooo:paragraph-rsid="000f837f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10cf19" officeooo:paragraph-rsid="0013a1c4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10cf19" officeooo:paragraph-rsid="00191ea2"/>
    </style:style>
    <style:style style:name="P17" style:family="paragraph" style:parent-style-name="Footnote">
      <style:text-properties officeooo:rsid="000f837f" officeooo:paragraph-rsid="000f837f"/>
    </style:style>
    <style:style style:name="P18" style:family="paragraph" style:parent-style-name="Footnote">
      <style:text-properties officeooo:rsid="0010cf19" officeooo:paragraph-rsid="0010cf19"/>
    </style:style>
    <style:style style:name="P19" style:family="paragraph" style:parent-style-name="Footnote">
      <style:text-properties officeooo:rsid="0013a1c4" officeooo:paragraph-rsid="0013a1c4"/>
    </style:style>
    <style:style style:name="P20" style:family="paragraph" style:parent-style-name="Footnote">
      <style:text-properties officeooo:rsid="0014f11c" officeooo:paragraph-rsid="0014f11c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17bf00" officeooo:paragraph-rsid="00191ea2"/>
    </style:style>
    <style:style style:name="T1" style:family="text">
      <style:text-properties fo:font-size="11pt" fo:language="en" fo:country="GB" style:font-size-asian="11pt" style:font-size-complex="11pt"/>
    </style:style>
    <style:style style:name="T2" style:family="text">
      <style:text-properties officeooo:rsid="000bfc75"/>
    </style:style>
    <style:style style:name="T3" style:family="text">
      <style:text-properties officeooo:rsid="000ee14e"/>
    </style:style>
    <style:style style:name="T4" style:family="text">
      <style:text-properties officeooo:rsid="0010cf19"/>
    </style:style>
    <style:style style:name="T5" style:family="text">
      <style:text-properties officeooo:rsid="00071c51"/>
    </style:style>
    <style:style style:name="T6" style:family="text">
      <style:text-properties officeooo:rsid="0013a1c4"/>
    </style:style>
    <style:style style:name="T7" style:family="text">
      <style:text-properties officeooo:rsid="0014f11c"/>
    </style:style>
    <style:style style:name="T8" style:family="text">
      <style:text-properties officeooo:rsid="0017bf00"/>
    </style:style>
    <style:style style:name="T9" style:family="text">
      <style:text-properties officeooo:rsid="001d26eb"/>
    </style:style>
    <style:style style:name="T10" style:family="text">
      <style:text-properties officeooo:rsid="001f6a87"/>
    </style:style>
    <style:style style:name="T11" style:family="text">
      <style:text-properties officeooo:rsid="00226b9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b Divisional <text:span text:style-name="T2">Magistrate (SDM)</text:span></text:p>
      <text:p text:style-name="P4">SDM’<text:span text:style-name="T3">s</text:span> Office</text:p>
      <text:p text:style-name="P2">Darya Ganj</text:p>
      <text:p text:style-name="P2">New Delhi – 110002</text:p>
      <text:p text:style-name="P6"/>
      <text:p text:style-name="P5">August <text:span text:style-name="T3">20</text:span>, 2016</text:p>
      <text:p text:style-name="P3"/>
      <text:p text:style-name="P7">4317/3 Ansari Road</text:p>
      <text:p text:style-name="P7">Darya Ganj</text:p>
      <text:p text:style-name="P7">New Delhi – 110002</text:p>
      <text:p text:style-name="P7"/>
      <text:p text:style-name="P2">Subject: <text:span text:style-name="T11">Request to authenticate the police clearance certificate</text:span></text:p>
      <text:p text:style-name="P2"/>
      <text:p text:style-name="P2"/>
      <text:p text:style-name="P10">Dear Sir/Ma’am</text:p>
      <text:p text:style-name="P10"/>
      <text:p text:style-name="P10"/>
      <text:p text:style-name="P10"/>
      <text:p text:style-name="P14">I have obtained a Police Clearance Certificate <text:span text:style-name="T4">(PCC) </text:span>from the D<text:span text:style-name="T4">eputy </text:span>C<text:span text:style-name="T4">ommissioner of </text:span>P<text:span text:style-name="T4">olice</text:span> and am required to get it apostilled. According to the Ministry of External Affairs<text:note text:id="ftn1" text:note-class="footnote"><text:note-citation>1</text:note-citation><text:note-body><text:p text:style-name="P17">Ministry of External Affairs (Website)</text:p></text:note-body></text:note> <text:note text:id="ftn2" text:note-class="footnote"><text:note-citation>2</text:note-citation><text:note-body><text:p text:style-name="P18">Correspondance from the Ministry of External Affairs</text:p></text:note-body></text:note> <text:span text:style-name="T4">(MEA)</text:span>, <text:span text:style-name="T4">which is in-charge of the apostillation process, I am first supposed to get the PCC authenticated by the SDM and then submit it to the MEA. </text:span></text:p>
      <text:p text:style-name="P11"/>
      <text:p text:style-name="P15">I kindly request you to kindly let my father, Mr. Assa Singh Arora, represent me. <text:span text:style-name="T9">He has my passport and his identity proof, should you want a formal proof of the aforesaid claim. </text:span>I would be grateful to you if you could please agree to authenticate the PCC (stamp and signature) in my absence. I am forced to be at the Indian Institute of Science Education and Research (IISER) Mohali for completing a research <text:span text:style-name="T8">project</text:span> from August 21 till roughly August 27 <text:note text:id="ftn3" text:note-class="footnote"><text:note-citation>3</text:note-citation><text:note-body><text:p text:style-name="P19">Accomodation at IISER</text:p></text:note-body></text:note> <text:note text:id="ftn4" text:note-class="footnote"><text:note-citation>4</text:note-citation><text:note-body><text:p text:style-name="P19"><text:span text:style-name="T7">Train </text:span>Ticket to Chandigarh</text:p></text:note-body></text:note>.</text:p>
      <text:p text:style-name="P13"/>
      <text:p text:style-name="P16">I have been offered a <text:span text:style-name="T5">PhD </text:span>position<text:note text:id="ftn5" text:note-class="footnote"><text:note-citation>5</text:note-citation><text:note-body><text:p text:style-name="P19">Acceptance <text:span text:style-name="T7">Intimation (</text:span>Email<text:span text:style-name="T7">)</text:span></text:p></text:note-body></text:note> <text:note text:id="ftn6" text:note-class="footnote"><text:note-citation>6</text:note-citation><text:note-body><text:p text:style-name="P19">Acceptance Letter</text:p></text:note-body></text:note>, starting October 1, <text:span text:style-name="T5">in Quantum Information from the Université Libre de Bruxelles (ULB), Belgium </text:span>and the <text:span text:style-name="T10">Belgians</text:span> <text:span text:style-name="T6">student </text:span>visa process requires an apostilled PCC<text:note text:id="ftn7" text:note-class="footnote"><text:note-citation>7</text:note-citation><text:note-body><text:p text:style-name="P20">Apostill Requirement (Email)</text:p></text:note-body></text:note> <text:note text:id="ftn8" text:note-class="footnote"><text:note-citation>8</text:note-citation><text:note-body><text:p text:style-name="P20">Apostill Requirement (Website)</text:p></text:note-body></text:note>. </text:p>
      <text:p text:style-name="P16"/>
      <text:p text:style-name="P21">Thank you for your time and consideration.</text:p>
      <text:p text:style-name="P12"/>
      <text:p text:style-name="P10"/>
      <text:p text:style-name="P12">Sincerely</text:p>
      <text:p text:style-name="P12"/>
      <text:p text:style-name="P12"/>
      <text:p text:style-name="P12"/>
      <text:p text:style-name="P12"/>
      <text:p text:style-name="P12">Atul Singh Arora</text:p>
      <text:p text:style-name="P12"/>
      <text:p text:style-name="P8"><text:span text:style-name="T1">email: </text:span><text:a xlink:type="simple" xlink:href="mailto:to.AtulArora@gmail.com" text:style-name="Internet_20_link" text:visited-style-name="Visited_20_Internet_20_Link">to.AtulArora@gmail.com</text:a></text:p>
      <text:p text:style-name="P9">tel: +91 86994133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0:53:57.371361700</meta:creation-date>
    <dc:date>2016-08-20T20:56:24.300096039</dc:date>
    <meta:editing-duration>P1DT5H33M14S</meta:editing-duration>
    <meta:editing-cycles>20</meta:editing-cycles>
    <meta:generator>LibreOffice/5.1.3.2$Linux_X86_64 LibreOffice_project/10m0$Build-2</meta:generator>
    <meta:print-date>2016-08-10T11:21:53.769970147</meta:print-date>
    <meta:document-statistic meta:table-count="0" meta:image-count="0" meta:object-count="0" meta:page-count="1" meta:paragraph-count="26" meta:word-count="251" meta:character-count="1559" meta:non-whitespace-character-count="1330"/>
  </office:meta>
</office:document-meta>
</file>